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cenario CoreA1: B opens port; A connects to B; A sends message </text:p>
          </table:table-cell>
          <table:covered-table-cell table:style-name="ce1"/>
          <table:covered-table-cell table:number-columns-repeated="5"/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 calcext:value-type="string" table:number-columns-spanned="12" table:number-rows-spanned="1">
            <text:p>Thanks for supporting our project. Please pick a scenario. Copy a (template) line. describe used networ. Run the tests. Copy logfiles into a new folder – you find examples. Just add a sibling directory. Thank you for your time and efforts.</text:p>
          </table:table-cell>
          <table:covered-table-cell table:style-name="ce1"/>
          <table:covered-table-cell table:number-columns-repeated="5"/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2" office:value-type="string" calcext:value-type="string">
            <text:p>Scripts Version</text:p>
          </table:table-cell>
          <table:table-cell table:style-name="ce2" office:value-type="string" calcext:value-type="string">
            <text:p>SharkNetMessenger</text:p>
            <text:p>Versio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TCP network</text:p>
          </table:table-cell>
          <table:table-cell office:value-type="string" calcext:value-type="string">
            <text:p>#test</text:p>
          </table:table-cell>
          <table:table-cell table:style-name="Default" office:value-type="string" calcext:value-type="string">
            <text:p>#success</text:p>
          </table:table-cell>
          <table:table-cell table:style-name="Default" office:value-type="string" calcext:value-type="string">
            <text:p>#failed</text:p>
          </table:table-cell>
          <table:table-cell office:value-type="string" calcext:value-type="string">
            <text:p>date / tim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non – local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non – local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0.0.2</text:p>
          </table:table-cell>
          <table:table-cell table:number-columns-repeated="2"/>
          <table:table-cell office:value-type="string" calcext:value-type="string">
            <text:p>A,B</text:p>
          </table:table-cell>
          <table:table-cell office:value-type="string" calcext:value-type="string">
            <text:p>non – local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date" office:date-value="2025-11-16" calcext:value-type="date">
            <text:p>16.11.25</text:p>
          </table:table-cell>
          <table:table-cell office:value-type="string" calcext:value-type="string">
            <text:p>cemreozen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 </text:p>
          </table:table-cell>
          <table:table-cell table:number-columns-repeated="7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 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 style:data-style-name="N2" text:time-value="16:38:14.005337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6:14.677409400</meta:creation-date>
    <dc:date>2025-11-19T16:38:29.173858200</dc:date>
    <meta:editing-duration>PT22M17S</meta:editing-duration>
    <meta:editing-cycles>12</meta:editing-cycles>
    <meta:generator>LibreOffice/25.2.6.2$Windows_x86 LibreOffice_project/729c5bfe710f5eb71ed3bbde9e06a6065e9c6c5d</meta:generator>
    <meta:document-statistic meta:table-count="1" meta:cell-count="82" meta:object-count="0"/>
  </office:meta>
</office:document-meta>
</file>